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0976C5E07011090CA35.png" manifest:media-type="image/png"/>
  <manifest:file-entry manifest:full-path="Pictures/10000000000002F300000166F366A276C121E021.png" manifest:media-type="image/png"/>
  <manifest:file-entry manifest:full-path="Pictures/10000000000002DD000000736EE13490F81DF6AD.png" manifest:media-type="image/png"/>
  <manifest:file-entry manifest:full-path="Pictures/10000000000002AE00000126F944C422C7ABFF28.png" manifest:media-type="image/png"/>
  <manifest:file-entry manifest:full-path="Pictures/10000000000002E400000098095D2B7DFC15A6A0.png" manifest:media-type="image/png"/>
  <manifest:file-entry manifest:full-path="Pictures/10000000000002D0000000328119C9F59E1A2CB6.png" manifest:media-type="image/png"/>
  <manifest:file-entry manifest:full-path="Pictures/10000000000002FB000000F4A92237ED279F43FD.png" manifest:media-type="image/png"/>
  <manifest:file-entry manifest:full-path="Pictures/10000000000003C700000119B59E5F49EF68E9CE.png" manifest:media-type="image/png"/>
  <manifest:file-entry manifest:full-path="Pictures/10000000000002F5000000AA2B408D7D80778AEA.png" manifest:media-type="image/png"/>
  <manifest:file-entry manifest:full-path="Pictures/10000000000003AB000000837D421531CB08C49F.png" manifest:media-type="image/png"/>
  <manifest:file-entry manifest:full-path="Pictures/1000000000000394000000C81C628420D5F2AAF7.png" manifest:media-type="image/png"/>
  <manifest:file-entry manifest:full-path="Pictures/10000000000002FE000000B7290C474D8BF26434.png" manifest:media-type="image/png"/>
  <manifest:file-entry manifest:full-path="Pictures/10000000000002F1000000F1BE0D1D4BF7CA8940.png" manifest:media-type="image/png"/>
  <manifest:file-entry manifest:full-path="Pictures/10000000000002F7000000C033EFECD186C10CD2.png" manifest:media-type="image/png"/>
  <manifest:file-entry manifest:full-path="Pictures/10000000000003B8000001A40619EB77CB0B1EB5.png" manifest:media-type="image/png"/>
  <manifest:file-entry manifest:full-path="Pictures/100000000000038B000000A9CFB80D27384B3310.png" manifest:media-type="image/png"/>
  <manifest:file-entry manifest:full-path="Pictures/10000000000002E10000008E82C3561956238FA2.png" manifest:media-type="image/png"/>
  <manifest:file-entry manifest:full-path="Pictures/100000000000038C000000A7DA484C22014B33AF.png" manifest:media-type="image/png"/>
  <manifest:file-entry manifest:full-path="Pictures/10000000000002E5000000997D2FBC2F57FE8860.png" manifest:media-type="image/png"/>
  <manifest:file-entry manifest:full-path="Pictures/10000000000002DE00000091738697338D822A29.png" manifest:media-type="image/png"/>
  <manifest:file-entry manifest:full-path="Pictures/10000000000003A2000001826E404F337E04BFA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2.1402in" draw:z-index="0"><draw:image xlink:href="Pictures/10000000000002FB000000F4A92237ED279F43FD.png" xlink:type="simple" xlink:show="embed" xlink:actuate="onLoad"/></draw:frame><draw:frame draw:style-name="fr2" draw:name="Image2" text:anchor-type="paragraph" svg:x="0in" svg:y="2.1299in" svg:width="6.6929in" svg:height="1.6925in" draw:z-index="1"><draw:image xlink:href="Pictures/10000000000002F7000000C033EFECD186C10CD2.png" xlink:type="simple" xlink:show="embed" xlink:actuate="onLoad"/></draw:frame><draw:frame draw:style-name="fr2" draw:name="Image3" text:anchor-type="paragraph" svg:x="0in" svg:y="3.9189in" svg:width="6.6929in" svg:height="1.5984in" draw:z-index="2"><draw:image xlink:href="Pictures/10000000000002FE000000B7290C474D8BF26434.png" xlink:type="simple" xlink:show="embed" xlink:actuate="onLoad"/></draw:frame></text:p>
      <text:p text:style-name="Standard"><draw:frame draw:style-name="fr2" draw:name="Image4" text:anchor-type="paragraph" svg:x="0.3937in" svg:y="0in" svg:width="6.6929in" svg:height="1.461in" draw:z-index="3"><draw:image xlink:href="Pictures/1000000000000394000000C81C628420D5F2AAF7.png" xlink:type="simple" xlink:show="embed" xlink:actuate="onLoad"/></draw:frame></text:p>
      <text:p text:style-name="Standard"/>
      <text:p text:style-name="Standard"/>
      <text:p text:style-name="Standard"><draw:frame draw:style-name="fr2" draw:name="Image7" text:anchor-type="paragraph" svg:x="0.0626in" svg:y="0.1291in" svg:width="6.6929in" svg:height="2.952in" draw:z-index="5"><draw:image xlink:href="Pictures/10000000000003B8000001A40619EB77CB0B1EB5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><draw:frame draw:style-name="fr2" draw:name="Image5" text:anchor-type="paragraph" svg:x="0.1846in" svg:y="0.2083in" svg:width="6.6929in" svg:height="1.9445in" draw:z-index="4"><draw:image xlink:href="Pictures/10000000000003C700000119B59E5F49EF68E9CE.png" xlink:type="simple" xlink:show="embed" xlink:actuate="onLoad"/></draw:frame><draw:frame draw:style-name="fr3" draw:name="Image6" text:anchor-type="paragraph" svg:x="0.1752in" svg:y="2.2953in" svg:width="6.6929in" svg:height="0.9335in" draw:z-index="8"><draw:image xlink:href="Pictures/10000000000003AB000000837D421531CB08C49F.png" xlink:type="simple" xlink:show="embed" xlink:actuate="onLoad"/></draw:frame><draw:frame draw:style-name="fr2" draw:name="Image8" text:anchor-type="paragraph" svg:x="0.1665in" svg:y="3.4772in" svg:width="6.6929in" svg:height="1.2465in" draw:z-index="6"><draw:image xlink:href="Pictures/100000000000038B000000A9CFB80D27384B3310.png" xlink:type="simple" xlink:show="embed" xlink:actuate="onLoad"/></draw:frame><draw:frame draw:style-name="fr2" draw:name="Image9" text:anchor-type="paragraph" svg:x="0.1437in" svg:y="5.1409in" svg:width="6.6929in" svg:height="1.2307in" draw:z-index="7"><draw:image xlink:href="Pictures/100000000000038C000000A7DA484C22014B33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paragraph" svg:width="6.6929in" svg:height="1.3811in" draw:z-index="12"><draw:image xlink:href="Pictures/10000000000002E5000000997D2FBC2F57FE8860.png" xlink:type="simple" xlink:show="embed" xlink:actuate="onLoad"/></draw:frame></text:p>
      <text:p text:style-name="Standard"/>
      <text:p text:style-name="Standard"/>
      <text:p text:style-name="Standard"><draw:frame draw:style-name="fr1" draw:name="Image10" text:anchor-type="paragraph" svg:width="6.6929in" svg:height="2.778in" draw:z-index="9"><draw:image xlink:href="Pictures/10000000000003A2000001826E404F337E04BFA7.png" xlink:type="simple" xlink:show="embed" xlink:actuate="onLoad"/></draw:frame><text:soft-page-break/></text:p>
      <text:p text:style-name="Standard"/>
      <text:p text:style-name="Standard"><draw:frame draw:style-name="fr1" draw:name="Image11" text:anchor-type="paragraph" svg:width="6.6929in" svg:height="0.4638in" draw:z-index="10"><draw:image xlink:href="Pictures/10000000000002D0000000328119C9F59E1A2CB6.png" xlink:type="simple" xlink:show="embed" xlink:actuate="onLoad"/></draw:frame><draw:frame draw:style-name="fr2" draw:name="Image12" text:anchor-type="paragraph" svg:x="0in" svg:y="0.7874in" svg:width="6.6929in" svg:height="1.289in" draw:z-index="11"><draw:image xlink:href="Pictures/10000000000002E10000008E82C3561956238FA2.png" xlink:type="simple" xlink:show="embed" xlink:actuate="onLoad"/></draw:frame></text:p>
      <text:p text:style-name="Standard"/>
      <text:p text:style-name="Standard"><draw:frame draw:style-name="fr1" draw:name="Image14" text:anchor-type="paragraph" svg:width="6.6929in" svg:height="1.3752in" draw:z-index="13"><draw:image xlink:href="Pictures/10000000000002E400000098095D2B7DFC15A6A0.png" xlink:type="simple" xlink:show="embed" xlink:actuate="onLoad"/></draw:frame><draw:frame draw:style-name="fr2" draw:name="Image15" text:anchor-type="paragraph" svg:x="0in" svg:y="1.5752in" svg:width="6.6929in" svg:height="1.502in" draw:z-index="14"><draw:image xlink:href="Pictures/10000000000002F5000000AA2B408D7D80778AEA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16" text:anchor-type="paragraph" svg:width="6.6929in" svg:height="1.3217in" draw:z-index="15"><draw:image xlink:href="Pictures/10000000000002DE00000091738697338D822A29.png" xlink:type="simple" xlink:show="embed" xlink:actuate="onLoad"/></draw:frame><text:soft-page-break/></text:p>
      <text:p text:style-name="Standard"><draw:frame draw:style-name="fr2" draw:name="Image17" text:anchor-type="paragraph" svg:x="0.3937in" svg:y="0in" svg:width="6.6929in" svg:height="2.8681in" draw:z-index="16"><draw:image xlink:href="Pictures/10000000000002AE00000126F944C422C7ABFF28.png" xlink:type="simple" xlink:show="embed" xlink:actuate="onLoad"/></draw:frame></text:p>
      <text:p text:style-name="Standard"><draw:frame draw:style-name="fr2" draw:name="Image18" text:anchor-type="paragraph" svg:x="0.3937in" svg:y="0in" svg:width="6.6929in" svg:height="1.05in" draw:z-index="17"><draw:image xlink:href="Pictures/10000000000002DD000000736EE13490F81DF6AD.png" xlink:type="simple" xlink:show="embed" xlink:actuate="onLoad"/></draw:frame></text:p>
      <text:p text:style-name="Standard"><draw:frame draw:style-name="fr2" draw:name="Image19" text:anchor-type="paragraph" svg:x="0in" svg:y="0in" svg:width="6.6929in" svg:height="2.1417in" draw:z-index="18"><draw:image xlink:href="Pictures/10000000000002F1000000F1BE0D1D4BF7CA8940.png" xlink:type="simple" xlink:show="embed" xlink:actuate="onLoad"/></draw:frame></text:p>
      <text:p text:style-name="Standard"/>
      <text:p text:style-name="Standard"><draw:frame draw:style-name="fr4" draw:name="Image20" text:anchor-type="paragraph" svg:width="6.6929in" svg:height="3.1736in" draw:z-index="19"><draw:image xlink:href="Pictures/10000000000002F300000166F366A276C121E021.png" xlink:type="simple" xlink:show="embed" xlink:actuate="onLoad"/></draw:frame><draw:frame draw:style-name="fr2" draw:name="Image21" text:anchor-type="paragraph" svg:x="0in" svg:y="2.3626in" svg:width="6.6929in" svg:height="1.3819in" draw:z-index="20"><draw:image xlink:href="Pictures/10000000000002DB000000976C5E07011090CA3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09:10:43.223701163</meta:creation-date>
    <dc:date>2020-09-25T10:14:24.907104162</dc:date>
    <meta:editing-duration>PT1M20S</meta:editing-duration>
    <meta:editing-cycles>1</meta:editing-cycles>
    <meta:document-statistic meta:table-count="0" meta:image-count="21" meta:object-count="0" meta:page-count="5" meta:paragraph-count="0" meta:word-count="0" meta:character-count="0" meta:non-whitespace-character-count="0"/>
    <meta:generator>LibreOffice/5.1.6.2$Linux_X86_64 LibreOffice_project/10m0$Build-2</meta:generator>
  </office:meta>
</office:document-meta>
</file>